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erif" svg:font-family="'Droid Serif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2681in" fo:margin-left="0in" table:align="left" style:writing-mode="lr-tb"/>
    </style:style>
    <style:style style:name="Table1.A" style:family="table-column">
      <style:table-column-properties style:column-width="5.9347in"/>
    </style:style>
    <style:style style:name="Table1.B" style:family="table-column">
      <style:table-column-properties style:column-width="1.3333in"/>
    </style:style>
    <style:style style:name="Table1.A1" style:family="table-cell">
      <style:table-cell-properties style:vertical-align="top" fo:padding="0.0299in" fo:border="1pt solid #cccccc"/>
    </style:style>
    <style:style style:name="Table1.B1" style:family="table-cell">
      <style:table-cell-properties style:vertical-align="top" fo:padding="0.0694in" fo:border="1pt solid #cccccc"/>
    </style:style>
    <style:style style:name="Table3" style:family="table">
      <style:table-properties style:width="5.7958in" table:align="margins" style:writing-mode="lr-tb"/>
    </style:style>
    <style:style style:name="Table3.A" style:family="table-column">
      <style:table-column-properties style:column-width="1.9319in" style:rel-column-width="21845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5.7931in" table:align="left" style:writing-mode="lr-tb"/>
    </style:style>
    <style:style style:name="Table4.A" style:family="table-column">
      <style:table-column-properties style:column-width="1.9389in"/>
    </style:style>
    <style:style style:name="Table4.B" style:family="table-column">
      <style:table-column-properties style:column-width="1.9951in"/>
    </style:style>
    <style:style style:name="Table4.C" style:family="table-column">
      <style:table-column-properties style:column-width="1.859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5.7931in" table:align="left" style:writing-mode="lr-tb"/>
    </style:style>
    <style:style style:name="Table5.A" style:family="table-column">
      <style:table-column-properties style:column-width="1.9389in"/>
    </style:style>
    <style:style style:name="Table5.B" style:family="table-column">
      <style:table-column-properties style:column-width="1.9396in"/>
    </style:style>
    <style:style style:name="Table5.C" style:family="table-column">
      <style:table-column-properties style:column-width="1.9146in"/>
    </style:style>
    <style:style style:name="Table5.A1" style:family="table-cell">
      <style:table-cell-properties fo:padding="0.0382in" fo:border="none"/>
    </style:style>
    <style:style style:name="Table2" style:family="table">
      <style:table-properties style:width="5.7931in" table:align="left" style:writing-mode="lr-tb"/>
    </style:style>
    <style:style style:name="Table2.A" style:family="table-column">
      <style:table-column-properties style:column-width="2.0035in"/>
    </style:style>
    <style:style style:name="Table2.B" style:family="table-column">
      <style:table-column-properties style:column-width="1.9188in"/>
    </style:style>
    <style:style style:name="Table2.C" style:family="table-column">
      <style:table-column-properties style:column-width="1.8708in"/>
    </style:style>
    <style:style style:name="Table2.A1" style:family="table-cell">
      <style:table-cell-properties fo:padding="0.0382in" fo:border="none"/>
    </style:style>
    <style:style style:name="Table6" style:family="table">
      <style:table-properties style:width="5.7931in" table:align="left" style:writing-mode="lr-tb"/>
    </style:style>
    <style:style style:name="Table6.A" style:family="table-column">
      <style:table-column-properties style:column-width="2.059in"/>
    </style:style>
    <style:style style:name="Table6.B" style:family="table-column">
      <style:table-column-properties style:column-width="1.8049in"/>
    </style:style>
    <style:style style:name="Table6.C" style:family="table-column">
      <style:table-column-properties style:column-width="1.9292in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5.7958in" table:align="margins" style:writing-mode="lr-tb"/>
    </style:style>
    <style:style style:name="Table7.A" style:family="table-column">
      <style:table-column-properties style:column-width="1.9319in" style:rel-column-width="21845*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5.7958in" table:align="margins" style:writing-mode="lr-tb"/>
    </style:style>
    <style:style style:name="Table8.A" style:family="table-column">
      <style:table-column-properties style:column-width="1.9319in" style:rel-column-width="21845*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5.7958in" table:align="margins" style:writing-mode="lr-tb"/>
    </style:style>
    <style:style style:name="Table9.A" style:family="table-column">
      <style:table-column-properties style:column-width="1.9319in" style:rel-column-width="21845*"/>
    </style:style>
    <style:style style:name="Table9.A1" style:family="table-cell">
      <style:table-cell-properties fo:padding="0.0382in" fo:border="none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officeooo:paragraph-rsid="000fe979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officeooo:paragraph-rsid="0010702f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officeooo:paragraph-rsid="0014b85a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officeooo:paragraph-rsid="00151612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officeooo:paragraph-rsid="00156eff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officeooo:paragraph-rsid="001bdb7c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officeooo:paragraph-rsid="001f8b82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officeooo:paragraph-rsid="00206e25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officeooo:paragraph-rsid="00213c08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officeooo:paragraph-rsid="0011998a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paragraph-rsid="000fe979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paragraph-rsid="0010702f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paragraph-rsid="0014b85a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paragraph-rsid="00151612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paragraph-rsid="00156eff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paragraph-rsid="001bdb7c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paragraph-rsid="001f8b82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paragraph-rsid="00206e25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paragraph-rsid="00213c08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rsid="001f98cf" officeooo:paragraph-rsid="001f98cf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rsid="00247028" officeooo:paragraph-rsid="00247028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rsid="0025971d" officeooo:paragraph-rsid="0025971d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rsid="00270d91" officeooo:paragraph-rsid="00270d91"/>
    </style:style>
    <style:style style:name="P32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33" style:family="paragraph" style:parent-style-name="Table_20_Contents">
      <style:text-properties officeooo:rsid="0027b754" officeooo:paragraph-rsid="0027b754"/>
    </style:style>
    <style:style style:name="T1" style:family="text"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Arial" fo:font-size="10pt" fo:font-style="normal" style:text-underline-style="none" fo:font-weight="bold" officeooo:rsid="0006bb93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3" style:family="text">
      <style:text-properties fo:color="#000000" style:text-line-through-style="none" style:text-line-through-type="none" style:font-name="Arial" fo:font-size="10pt" fo:font-style="normal" style:text-underline-style="none" fo:font-weight="bold" officeooo:rsid="0008a79c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4" style:family="text">
      <style:text-properties fo:color="#000000" style:text-line-through-style="none" style:text-line-through-type="none" style:font-name="Arial" fo:font-size="10pt" fo:font-style="normal" style:text-underline-style="none" fo:font-weight="bold" officeooo:rsid="000a025e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5" style:family="text">
      <style:text-properties fo:color="#000000" style:text-line-through-style="none" style:text-line-through-type="none" style:font-name="Arial" fo:font-size="10pt" fo:font-style="normal" style:text-underline-style="none" fo:font-weight="bold" officeooo:rsid="000b41bc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6" style:family="text">
      <style:text-properties fo:color="#000000" style:text-line-through-style="none" style:text-line-through-type="none" style:font-name="Arial" fo:font-size="10pt" fo:font-style="normal" style:text-underline-style="none" fo:font-weight="bold" officeooo:rsid="000b717b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7" style:family="text">
      <style:text-properties fo:color="#000000" style:text-line-through-style="none" style:text-line-through-type="none" style:font-name="Arial" fo:font-size="10pt" fo:font-style="normal" style:text-underline-style="none" fo:font-weight="bold" officeooo:rsid="000c5d40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8" style:family="text"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Arial" fo:font-size="10pt" fo:font-style="normal" style:text-underline-style="none" fo:font-weight="normal" officeooo:rsid="0006bb93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Arial" fo:font-size="10pt" fo:font-style="normal" style:text-underline-style="none" fo:font-weight="normal" officeooo:rsid="0008a79c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Arial" fo:font-size="10pt" fo:font-style="normal" style:text-underline-style="none" fo:font-weight="normal" officeooo:rsid="000a025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Arial" fo:font-size="10pt" fo:font-style="normal" style:text-underline-style="none" fo:font-weight="normal" officeooo:rsid="000b41bc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Arial" fo:font-size="10pt" fo:font-style="normal" style:text-underline-style="none" fo:font-weight="normal" officeooo:rsid="000b717b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Arial" fo:font-size="10pt" fo:font-style="normal" style:text-underline-style="none" fo:font-weight="normal" officeooo:rsid="000c5d4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5" style:family="text">
      <style:text-properties fo:color="#222222" style:text-line-through-style="none" style:text-line-through-type="none" style:font-name="Arial" fo:font-size="9pt" fo:font-style="normal" style:text-underline-style="none" fo:font-weight="bold" fo:background-color="#ffffff" loext:char-shading-value="0" style:font-name-asian="Arial" style:font-size-asian="9pt" style:font-style-asian="normal" style:font-weight-asian="bold" style:font-name-complex="Arial" style:font-size-complex="9pt" style:font-style-complex="normal" style:font-weight-complex="bold"/>
    </style:style>
    <style:style style:name="T16" style:family="text">
      <style:text-properties fo:color="#222222" style:text-line-through-style="none" style:text-line-through-type="none" style:font-name="Arial" fo:font-size="9pt" fo:font-style="normal" style:text-underline-style="none" fo:font-weight="normal" fo:background-color="#ffffff" loext:char-shading-value="0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7" style:family="text">
      <style:text-properties fo:color="#222222" style:text-line-through-style="none" style:text-line-through-type="none" style:font-name="Droid Serif" fo:font-size="10pt" fo:font-style="normal" style:text-underline-style="none" fo:font-weight="bold" fo:background-color="#ffffff" loext:char-shading-value="0" style:font-name-asian="Droid Serif" style:font-size-asian="10pt" style:font-style-asian="normal" style:font-weight-asian="bold" style:font-name-complex="Droid Serif" style:font-size-complex="10pt" style:font-style-complex="normal" style:font-weight-complex="bold"/>
    </style:style>
    <style:style style:name="T18" style:family="text">
      <style:text-properties fo:color="#222222" style:text-line-through-style="none" style:text-line-through-type="none" style:font-name="Droid Serif" fo:font-size="10pt" fo:font-style="normal" style:text-underline-style="none" fo:font-weight="normal" fo:background-color="#ffffff" loext:char-shading-value="0" style:font-name-asian="Droid Serif" style:font-size-asian="10pt" style:font-style-asian="normal" style:font-weight-asian="normal" style:font-name-complex="Droid Serif" style:font-size-complex="10pt" style:font-style-complex="normal" style:font-weight-complex="normal"/>
    </style:style>
    <style:style style:name="T19" style:family="text">
      <style:text-properties fo:color="#222222" style:text-line-through-style="none" style:text-line-through-type="none" style:font-name="Droid Serif" fo:font-size="10pt" fo:font-style="normal" style:text-underline-style="none" fo:font-weight="normal" officeooo:rsid="001f98cf" fo:background-color="#ffffff" loext:char-shading-value="0" style:font-name-asian="Droid Serif" style:font-size-asian="10pt" style:font-style-asian="normal" style:font-weight-asian="normal" style:font-name-complex="Droid Serif" style:font-size-complex="10pt" style:font-style-complex="normal" style:font-weight-complex="normal"/>
    </style:style>
    <style:style style:name="T20" style:family="text"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span text:style-name="T1">over</text:span><text:span text:style-name="T8"> </text:span><text:span text:style-name="T14">a</text:span><text:span text:style-name="T8">llegation</text:span></text:p>
          </table:table-cell>
          <table:table-cell table:style-name="Table1.B1" office:value-type="string">
            <text:p text:style-name="P3">অভিযোগে</text:p>
          </table:table-cell>
        </table:table-row>
        <table:table-row>
          <table:table-cell table:style-name="Table1.B1" office:value-type="string">
            <text:p text:style-name="P4"><text:span text:style-name="T1">over</text:span><text:span text:style-name="T8"> phone</text:span></text:p>
          </table:table-cell>
          <table:table-cell table:style-name="Table1.B1" office:value-type="string">
            <text:p text:style-name="P3">ফোনে</text:p>
          </table:table-cell>
        </table:table-row>
        <table:table-row>
          <table:table-cell table:style-name="Table1.B1" office:value-type="string">
            <text:p text:style-name="P15">Place:</text:p>
            <table:table table:name="Table3" table:style-name="Table3">
              <table:table-column table:style-name="Table3.A" table:number-columns-repeated="3"/>
              <table:table-row>
                <table:table-cell table:style-name="Table3.A1" office:value-type="string">
                  <text:p text:style-name="P6"><text:span text:style-name="T1">on</text:span><text:span text:style-name="T8"> the left</text:span></text:p>
                  <text:p text:style-name="P6"><text:span text:style-name="T1">on</text:span><text:span text:style-name="T8"> the right</text:span></text:p>
                  <text:p text:style-name="P6"><text:span text:style-name="T1">on</text:span><text:span text:style-name="T8"> TV</text:span></text:p>
                  <text:p text:style-name="P6"><text:span text:style-name="T1">on </text:span><text:span text:style-name="T8">the other channel</text:span></text:p>
                  <text:p text:style-name="P6"><text:span text:style-name="T1">on </text:span><text:span text:style-name="T8">his mobile </text:span></text:p>
                </table:table-cell>
                <table:table-cell table:style-name="Table3.A1" office:value-type="string">
                  <text:p text:style-name="P6"><text:span text:style-name="T1">on</text:span><text:span text:style-name="T8"> movies</text:span></text:p>
                  <text:p text:style-name="P18"><text:span text:style-name="T1">on</text:span><text:span text:style-name="T8"> Internet</text:span></text:p>
                  <text:p text:style-name="P18"><text:span text:style-name="T1">on </text:span><text:span text:style-name="T8">the other end</text:span></text:p>
                  <text:p text:style-name="P18"><text:span text:style-name="T1">on</text:span><text:span text:style-name="T8"> the committee</text:span></text:p>
                  <text:p text:style-name="P29"><text:span text:style-name="T5">o</text:span><text:span text:style-name="T1">n </text:span><text:span text:style-name="T8">answer sheet</text:span></text:p>
                </table:table-cell>
                <table:table-cell table:style-name="Table3.A1" office:value-type="string">
                  <text:p text:style-name="P18"><text:span text:style-name="T5">on</text:span><text:span text:style-name="T12"> the football team</text:span></text:p>
                  <text:p text:style-name="P14"><text:span text:style-name="T7">on</text:span><text:span text:style-name="T14"> the list</text:span></text:p>
                  <text:p text:style-name="P30"><text:span text:style-name="T7">on</text:span><text:span text:style-name="T14"> the request object</text:span></text:p>
                  <text:p text:style-name="P31"><text:span text:style-name="T7">on</text:span><text:span text:style-name="T14"> the server</text:span></text:p>
                </table:table-cell>
              </table:table-row>
            </table:table>
            <text:p text:style-name="P26"/>
            <text:p text:style-name="P4"><text:span text:style-name="T12"><text:s/></text:span><text:span text:style-name="T20">Time:</text:span>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style-name="Table4.A1" office:value-type="string">
                  <text:p text:style-name="P7"><text:span text:style-name="T1">on</text:span><text:span text:style-name="T8"> holiday</text:span></text:p>
                  <text:p text:style-name="P19"><text:span text:style-name="T1">on</text:span><text:span text:style-name="T8"> leave</text:span></text:p>
                  <text:p text:style-name="P19"><text:span text:style-name="T1">on</text:span><text:span text:style-name="T8"> Sunday evening</text:span></text:p>
                </table:table-cell>
                <table:table-cell table:style-name="Table4.A1" office:value-type="string">
                  <text:p text:style-name="Table_20_Contents"/>
                </table:table-cell>
                <table:table-cell table:style-name="Table4.A1" office:value-type="string">
                  <text:p text:style-name="Table_20_Contents"/>
                </table:table-cell>
              </table:table-row>
            </table:table>
            <text:p text:style-name="P26"/>
            <text:p text:style-name="P15">Event:</text:p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>
                <table:table-cell table:style-name="Table5.A1" office:value-type="string">
                  <text:p text:style-name="P8"><text:span text:style-name="T1">on</text:span><text:span text:style-name="T8"> program</text:span></text:p>
                  <text:p text:style-name="P20"><text:span text:style-name="T5">on</text:span><text:span text:style-name="T12"> the exam</text:span></text:p>
                  <text:p text:style-name="P20"><text:span text:style-name="T1">on</text:span><text:span text:style-name="T8"> the real test</text:span></text:p>
                  <text:p text:style-name="P20"><text:span text:style-name="T1">on</text:span><text:span text:style-name="T8"> seeing</text:span></text:p>
                  <text:p text:style-name="P20"><text:span text:style-name="T1">upon</text:span><text:span text:style-name="T8"> arrival</text:span></text:p>
                </table:table-cell>
                <table:table-cell table:style-name="Table5.A1" office:value-type="string">
                  <text:p text:style-name="P9"><text:span text:style-name="T1">on </text:span><text:span text:style-name="T8">the same journey</text:span></text:p>
                  <text:p text:style-name="P21"><text:span text:style-name="T2">on</text:span><text:span text:style-name="T9"> this occasion</text:span></text:p>
                  <text:p text:style-name="P21"><text:span text:style-name="T6">on</text:span><text:span text:style-name="T13"> your first reading</text:span></text:p>
                </table:table-cell>
                <table:table-cell table:style-name="Table5.A1" office:value-type="string">
                  <text:p text:style-name="Table_20_Contents"/>
                </table:table-cell>
              </table:table-row>
            </table:table>
            <text:p text:style-name="P27"/>
          </table:table-cell>
          <table:table-cell table:style-name="Table1.B1" office:value-type="string">
            <text:p text:style-name="P2"/>
          </table:table-cell>
        </table:table-row>
        <table:table-row>
          <table:table-cell table:style-name="Table1.B1" office:value-type="string">
            <text:p text:style-name="P15">Place: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5"><text:span text:style-name="T1">at </text:span><text:span text:style-name="T8">the corner</text:span></text:p>
                  <text:p text:style-name="P17"><text:span text:style-name="T1">at</text:span><text:span text:style-name="T8"> work</text:span></text:p>
                  <text:p text:style-name="P17"><text:span text:style-name="T1">at</text:span><text:span text:style-name="T8"> bus stop</text:span></text:p>
                  <text:p text:style-name="P17"><text:span text:style-name="T1">at</text:span><text:span text:style-name="T8"> the end</text:span></text:p>
                  <text:p text:style-name="P17"><text:span text:style-name="T1">at</text:span><text:span text:style-name="T8"> the beginning</text:span></text:p>
                </table:table-cell>
                <table:table-cell table:style-name="Table2.A1" office:value-type="string">
                  <text:p text:style-name="P17"><text:span text:style-name="T15">at</text:span><text:span text:style-name="T16"> our 24/7 customer care numbers</text:span></text:p>
                  <text:p text:style-name="P17"><text:span text:style-name="T15">at</text:span><text:span text:style-name="T16"> </text:span><text:a xlink:type="simple" xlink:href="mailto:zakir@cefalo.com">zakir@cefalo.com</text:a></text:p>
                  <text:p text:style-name="P17"><text:span text:style-name="T15">at </text:span><text:span text:style-name="T16">your service</text:span></text:p>
                  <text:p text:style-name="P17"><text:span text:style-name="T15">at</text:span><text:span text:style-name="T16"> the point</text:span></text:p>
                  <text:p text:style-name="P17"><text:span text:style-name="T17">at</text:span><text:span text:style-name="T18"> the </text:span><text:span text:style-name="T19">center</text:span></text:p>
                </table:table-cell>
                <table:table-cell table:style-name="Table2.A1" office:value-type="string">
                  <text:p text:style-name="P33"><text:span text:style-name="T21">at</text:span> a distance</text:p>
                </table:table-cell>
              </table:table-row>
            </table:table>
            <text:p text:style-name="P26">Time:</text:p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>
                <table:table-cell table:style-name="Table6.A1" office:value-type="string">
                  <text:p text:style-name="P10"><text:span text:style-name="T1">at</text:span><text:span text:style-name="T8"> midnight</text:span></text:p>
                  <text:p text:style-name="P22"><text:span text:style-name="T1">at </text:span><text:span text:style-name="T8">lunchtime</text:span></text:p>
                  <text:p text:style-name="P22"><text:span text:style-name="T1">at</text:span><text:span text:style-name="T8"> weekends</text:span></text:p>
                  <text:p text:style-name="P28"><text:span text:style-name="T1">at</text:span><text:span text:style-name="T8"> noon</text:span></text:p>
                </table:table-cell>
                <table:table-cell table:style-name="Table6.A1" office:value-type="string">
                  <text:p text:style-name="Table_20_Contents"/>
                </table:table-cell>
                <table:table-cell table:style-name="Table6.A1" office:value-type="string">
                  <text:p text:style-name="Table_20_Contents"/>
                </table:table-cell>
              </table:table-row>
            </table:table>
            <text:p text:style-name="P26"/>
            <text:p text:style-name="P15">Event:</text:p>
            <table:table table:name="Table7" table:style-name="Table7">
              <table:table-column table:style-name="Table7.A" table:number-columns-repeated="3"/>
              <table:table-row>
                <table:table-cell table:style-name="Table7.A1" office:value-type="string">
                  <text:p text:style-name="P11"><text:span text:style-name="T1">at</text:span><text:span text:style-name="T8"> short notice</text:span></text:p>
                  <text:p text:style-name="P23"><text:span text:style-name="T1">at</text:span><text:span text:style-name="T8"> request</text:span></text:p>
                  <text:p text:style-name="P23"><text:span text:style-name="T3">at</text:span><text:span text:style-name="T10"> good speed</text:span></text:p>
                  <text:p text:style-name="P23"><text:span text:style-name="T4">at</text:span><text:span text:style-name="T11"> a regular intervals</text:span></text:p>
                </table:table-cell>
                <table:table-cell table:style-name="Table7.A1" office:value-type="string">
                  <text:p text:style-name="Table_20_Contents"/>
                </table:table-cell>
                <table:table-cell table:style-name="Table7.A1" office:value-type="string">
                  <text:p text:style-name="Table_20_Contents"/>
                </table:table-cell>
              </table:table-row>
            </table:table>
            <text:p text:style-name="P27"/>
          </table:table-cell>
          <table:table-cell table:style-name="Table1.B1" office:value-type="string">
            <text:p text:style-name="P2"/>
          </table:table-cell>
        </table:table-row>
        <table:table-row>
          <table:table-cell table:style-name="Table1.B1" office:value-type="string">
            <text:p text:style-name="P15">Place: </text:p>
            <table:table table:name="Table8" table:style-name="Table8">
              <table:table-column table:style-name="Table8.A" table:number-columns-repeated="3"/>
              <table:table-row>
                <table:table-cell table:style-name="Table8.A1" office:value-type="string">
                  <text:p text:style-name="P12"><text:span text:style-name="T1">in</text:span><text:span text:style-name="T8"> the same position</text:span></text:p>
                  <text:p text:style-name="P24"><text:span text:style-name="T1">in</text:span><text:span text:style-name="T8"> the heart</text:span></text:p>
                </table:table-cell>
                <table:table-cell table:style-name="Table8.A1" office:value-type="string">
                  <text:p text:style-name="Table_20_Contents"/>
                </table:table-cell>
                <table:table-cell table:style-name="Table8.A1" office:value-type="string">
                  <text:p text:style-name="Table_20_Contents"/>
                </table:table-cell>
              </table:table-row>
            </table:table>
            <text:p text:style-name="P26"/>
            <text:p text:style-name="P26">Time: </text:p>
            <table:table table:name="Table9" table:style-name="Table9">
              <table:table-column table:style-name="Table9.A" table:number-columns-repeated="3"/>
              <table:table-row>
                <table:table-cell table:style-name="Table9.A1" office:value-type="string">
                  <text:p text:style-name="P13"><text:span text:style-name="T1">in</text:span><text:span text:style-name="T8"> the evening</text:span></text:p>
                  <text:p text:style-name="P25"><text:span text:style-name="T1">in</text:span><text:span text:style-name="T8"> the morning</text:span></text:p>
                </table:table-cell>
                <table:table-cell table:style-name="Table9.A1" office:value-type="string">
                  <text:p text:style-name="Table_20_Contents"/>
                </table:table-cell>
                <table:table-cell table:style-name="Table9.A1" office:value-type="string">
                  <text:p text:style-name="Table_20_Contents"/>
                </table:table-cell>
              </table:table-row>
            </table:table>
            <text:p text:style-name="P16"/>
          </table:table-cell>
          <table:table-cell table:style-name="Table1.B1" office:value-type="string">
            <text:p text:style-name="P2"/>
          </table:table-cell>
        </table:table-row>
        <table:table-row>
          <table:table-cell table:style-name="Table1.B1" office:value-type="string">
            <text:p text:style-name="P4"><text:span text:style-name="T8">Former chief adviser </text:span><text:span text:style-name="T1">to </text:span><text:span text:style-name="T8">the caretaker government</text:span></text:p>
          </table:table-cell>
          <table:table-cell table:style-name="Table1.B1" office:value-type="string">
            <text:p text:style-name="P2"/>
          </table:table-cell>
        </table:table-row>
        <table:table-row>
          <table:table-cell table:style-name="Table1.B1" office:value-type="string">
            <text:p text:style-name="P4"><text:span text:style-name="T8">Press secretary </text:span><text:span text:style-name="T1">to </text:span><text:span text:style-name="T8">the chief adviser</text:span></text:p>
          </table:table-cell>
          <table:table-cell table:style-name="Table1.B1" office:value-type="string">
            <text:p text:style-name="P2"/>
          </table:table-cell>
        </table:table-row>
        <table:table-row>
          <table:table-cell table:style-name="Table1.B1" office:value-type="string">
            <text:p text:style-name="P4"><text:span text:style-name="T8">A journalist </text:span><text:span text:style-name="T1">of </text:span><text:span text:style-name="T8">BBC Bangla Service</text:span></text:p>
          </table:table-cell>
          <table:table-cell table:style-name="Table1.B1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erif" svg:font-family="'Droid Serif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32</meta:editing-cycles>
    <dc:date>2016-11-07T11:52:52.408367903</dc:date>
    <meta:editing-duration>PT4H28M57S</meta:editing-duration>
    <meta:document-statistic meta:table-count="9" meta:image-count="0" meta:object-count="0" meta:page-count="1" meta:paragraph-count="63" meta:word-count="174" meta:character-count="863" meta:non-whitespace-character-count="748"/>
  </office:meta>
</office:document-meta>
</file>